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44pt" fo:language="en" fo:country="US" officeooo:rsid="0014f428" officeooo:paragraph-rsid="0014f428" fo:background-color="#ffffff" style:font-size-asian="44pt" style:font-size-complex="44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language="en" fo:country="US" officeooo:rsid="0014f428" officeooo:paragraph-rsid="0014f428" fo:background-color="#fffff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language="en" fo:country="US" officeooo:rsid="0014f428" officeooo:paragraph-rsid="0014f428" fo:background-color="#fffff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language="en" fo:country="US" officeooo:rsid="0014f428" officeooo:paragraph-rsid="0017e8ed" fo:background-color="#ffffff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officeooo:rsid="00164f1e"/>
    </style:style>
    <style:style style:name="T3" style:family="text">
      <style:text-properties fo:background-color="#dbdff3" loext:char-shading-value="0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184af9"/>
    </style:style>
    <style:style style:name="T6" style:family="text">
      <style:text-properties fo:background-color="#e8edf6" loext:char-shading-value="0"/>
    </style:style>
    <style:style style:name="T7" style:family="text">
      <style:text-properties officeooo:rsid="001b73fd"/>
    </style:style>
    <style:style style:name="T8" style:family="text">
      <style:text-properties officeooo:rsid="001bae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n Self</text:p>
      <text:p text:style-name="P2"/>
      <text:p text:style-name="P3">→ diapo research and development</text:p>
      <text:p text:style-name="P3">→<text:span text:style-name="T2"> diapo shema</text:span></text:p>
      <text:p text:style-name="P3"/>
      <text:p text:style-name="P3"><text:bookmark text:name="s2_1"/>thanks to cube technology and other research, we were able to develop a prototype of our pen.<text:line-break/><text:bookmark text:name="s2_2"/>So here we can see a technical diagram of it. With the different dimensions, which are not detailed here but are proportional. <text:bookmark text:name="s2_3"/>This in order to create pens of different sizes.</text:p>
      <text:p text:style-name="P3"/>
      <text:p text:style-name="P3"><text:bookmark text:name="s2_11"/>We wanted to keep the same look as a normal pen to keep the magic aspect of the technology used. <text:bookmark text:name="s2_21"/>But also so that everyone can directly identify the object.<text:line-break/><text:line-break/><text:bookmark text:name="s2_31"/>So we can see the different parts of the pen here. <text:bookmark text:name="s2_4"/>First, the tip, after the elements allowing the gyroscopic effect and finally the more normal part of the pen.</text:p>
      <text:p text:style-name="P3"/>
      <text:p text:style-name="P4">→<text:span text:style-name="T2"> diapo coupe 1</text:span></text:p>
      <text:p text:style-name="P3"/>
      <text:p text:style-name="P3"><text:bookmark text:name="s2_12"/>Here’s part of the selfpen cup.<text:line-break/><text:bookmark text:name="s2_22"/>We can see the various internal mechanisms, as well as the layout of the elements.</text:p>
      <text:p text:style-name="P3"><text:bookmark text:name="s2_13"/>So there is a motherboard for connecting all the components. <text:bookmark text:name="s2_23"/>This activates the various motors in order to stabilize the pen or to destabilize it to move it. <text:span text:style-name="T5">(thanks the stabilization ball)</text:span><text:line-break/><text:bookmark text:name="s2_32"/>It also activates another engine to push the mine to manage the different writing moments</text:p>
      <text:p text:style-name="P3"/>
      <text:p text:style-name="P3"/>
      <text:p text:style-name="P4">→<text:span text:style-name="T2"> diapo coupe 2</text:span></text:p>
      <text:p text:style-name="P4"/>
      <text:p text:style-name="P4"><text:bookmark text:name="s2_14"/>In this second cut we can see the ink cartridge change system as well as the internal connection to the motherboard which crosses the entire pen. <text:bookmark text:name="s2_24"/>There is therefore the camera (optional) and a microphone. <text:span text:style-name="T7">The </text:span>charging system which is placed opposite to these.</text:p>
      <text:p text:style-name="P4"/>
      <text:p text:style-name="P3"><text:bookmark text:name="s2_15"/>To reload the ink just unscrew the button and remove the old cartridge and integrate a new one.<text:line-break/><text:bookmark text:name="s2_25"/>There is also the possibility of activating this button to manually activate the pen mine, but also through the electronic system. <text:bookmark text:name="s2_33"/>This makes it possible to use it as a normal pen.</text:p>
      <text:p text:style-name="P3"/>
      <text:p text:style-name="P3"/>
      <text:p text:style-name="P3">→<text:span text:style-name="T8"> diapo future</text:span></text:p>
      <text:p text:style-name="P3"/>
      <text:p text:style-name="P3"><text:bookmark text:name="s2_16"/>So we created different penself models in addition to the original model, which remains the best sales. <text:bookmark text:name="s2_26"/>First of all, an ecological model made up of wood and recyclable material. <text:bookmark text:name="s2_34"/>This relates to our <text:span text:style-name="T8">engagement</text:span> to ecology.<text:line-break/><text:bookmark text:name="s2_41"/>And also, in collaboration with the Apple, a luxury model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, 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9-04-02T00:31:24.646318396</meta:creation-date>
    <meta:generator>LibreOffice/4.3.3.2$Linux_X86_64 LibreOffice_project/430m0$Build-2</meta:generator>
    <dc:date>2019-04-02T02:30:57.427938053</dc:date>
    <dc:creator>user </dc:creator>
    <meta:editing-duration>PT58M50S</meta:editing-duration>
    <meta:editing-cycles>6</meta:editing-cycles>
    <meta:document-statistic meta:table-count="0" meta:image-count="0" meta:object-count="0" meta:page-count="1" meta:paragraph-count="13" meta:word-count="338" meta:character-count="1893" meta:non-whitespace-character-count="1567"/>
  </office:meta>
</office:document-meta>
</file>